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f63f" officeooo:paragraph-rsid="0019f63f"/>
    </style:style>
    <style:style style:name="P2" style:family="paragraph" style:parent-style-name="Standard">
      <style:text-properties officeooo:rsid="0019f63f" officeooo:paragraph-rsid="001df98f"/>
    </style:style>
    <style:style style:name="P3" style:family="paragraph" style:parent-style-name="Standard">
      <style:text-properties officeooo:rsid="002a80fe" officeooo:paragraph-rsid="002a80fe"/>
    </style:style>
    <style:style style:name="P4" style:family="paragraph" style:parent-style-name="Standard">
      <style:text-properties officeooo:paragraph-rsid="001df98f"/>
    </style:style>
    <style:style style:name="T1" style:family="text">
      <style:text-properties officeooo:rsid="001ba8d8"/>
    </style:style>
    <style:style style:name="T2" style:family="text">
      <style:text-properties officeooo:rsid="001d1b2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a8d8" style:font-weight-asian="bold" style:font-weight-complex="bold"/>
    </style:style>
    <style:style style:name="T5" style:family="text">
      <style:text-properties officeooo:rsid="002136c8"/>
    </style:style>
    <style:style style:name="T6" style:family="text">
      <style:text-properties officeooo:rsid="00224f05"/>
    </style:style>
    <style:style style:name="T7" style:family="text">
      <style:text-properties officeooo:rsid="0023d05b"/>
    </style:style>
    <style:style style:name="T8" style:family="text">
      <style:text-properties officeooo:rsid="002c73b2"/>
    </style:style>
    <style:style style:name="T9" style:family="text">
      <style:text-properties officeooo:rsid="0019f63f"/>
    </style:style>
    <style:style style:name="T10" style:family="text">
      <style:text-properties officeooo:rsid="002c9ff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E<text:tab/></text:span><text:span text:style-name="T4">F</text:span><text:span text:style-name="T1"><text:tab/>G<text:tab/></text:span><text:span text:style-name="T10">J</text:span><text:span text:style-name="T1"><text:tab/></text:span><text:span text:style-name="T10">K<text:tab/></text:span><text:span text:style-name="T1"><text:tab/></text:span><text:span text:style-name="T2">H<text:tab/>I</text:span></text:p>
      <text:p text:style-name="P1">A<text:tab/>B<text:tab/>C<text:tab/>D<text:tab/>/A.B<text:tab/><text:span text:style-name="T3">/B.C</text:span><text:tab/>/C.D<text:tab/>/<text:span text:style-name="T10">A.C</text:span><text:tab/>/<text:span text:style-name="T10">J</text:span><text:tab/><text:tab/>/<text:span text:style-name="T2">E.F<text:tab/>/F.G<text:tab/><text:tab/>/H.I<text:tab/></text:span><text:span text:style-name="T1">DESCRIPTION</text:span></text:p>
      <text:p text:style-name="P1">1<text:tab/>1<text:tab/>1<text:tab/>1<text:tab/>0<text:tab/>0<text:tab/>0<text:tab/><text:span text:style-name="T10">0</text:span><text:tab/><text:span text:style-name="T10">1</text:span><text:tab/><text:tab/><text:span text:style-name="T2">1</text:span><text:tab/><text:span text:style-name="T2">1</text:span><text:tab/><text:tab/><text:span text:style-name="T2">0</text:span><text:tab/><text:span text:style-name="T1">ROM 4K</text:span></text:p>
      <text:p text:style-name="P1">1<text:tab/>1<text:tab/>1<text:tab/>0<text:tab/>0<text:tab/>0<text:tab/>1<text:tab/><text:span text:style-name="T10">0</text:span><text:tab/><text:span text:style-name="T10">1</text:span><text:tab/><text:tab/><text:span text:style-name="T2">1</text:span><text:tab/><text:span text:style-name="T2">1</text:span><text:tab/><text:tab/><text:span text:style-name="T2">0</text:span><text:tab/><text:span text:style-name="T2">R</text:span><text:span text:style-name="T1">OM 4K</text:span></text:p>
      <text:p text:style-name="P3"/>
      <text:p text:style-name="P1">1<text:tab/>1<text:tab/>0<text:tab/>1<text:tab/>0<text:tab/>1<text:tab/>1<text:tab/><text:span text:style-name="T10">1</text:span><text:tab/><text:span text:style-name="T10">0</text:span><text:tab/><text:tab/><text:span text:style-name="T2">1</text:span><text:tab/><text:span text:style-name="T2">0</text:span><text:tab/><text:tab/><text:span text:style-name="T2">1</text:span><text:tab/><text:span text:style-name="T6">I/O</text:span></text:p>
      <text:p text:style-name="P2">1<text:tab/>1<text:tab/>0<text:tab/>0<text:tab/>0<text:tab/>1<text:tab/>1<text:tab/><text:span text:style-name="T10">1</text:span><text:tab/><text:span text:style-name="T10">0</text:span><text:tab/><text:tab/><text:span text:style-name="T2">1</text:span><text:tab/><text:span text:style-name="T2">0</text:span><text:tab/><text:tab/><text:span text:style-name="T2">1<text:tab/></text:span><text:span text:style-name="T5">I/O</text:span></text:p>
      <text:p text:style-name="P2"><text:tab/></text:p>
      <text:p text:style-name="P4"><text:span text:style-name="T9">1<text:tab/>0<text:tab/>1<text:tab/>1<text:tab/>1<text:tab/>1<text:tab/>0<text:tab/></text:span><text:span text:style-name="T10">0</text:span><text:span text:style-name="T9"><text:tab/></text:span><text:span text:style-name="T10">1</text:span><text:span text:style-name="T9"><text:tab/><text:tab/></text:span><text:span text:style-name="T2">0</text:span><text:span text:style-name="T9"><text:tab/></text:span><text:span text:style-name="T2">1</text:span><text:span text:style-name="T9"><text:tab/><text:tab/></text:span><text:span text:style-name="T2">1</text:span><text:span text:style-name="T9"><text:tab/></text:span><text:span text:style-name="T8">EMPTY</text:span></text:p>
      <text:p text:style-name="P1">1<text:tab/>0<text:tab/>1<text:tab/>0<text:tab/>1<text:tab/>1<text:tab/>1<text:tab/><text:span text:style-name="T10">0</text:span><text:tab/><text:span text:style-name="T10">1</text:span><text:tab/><text:tab/><text:span text:style-name="T2">0</text:span><text:tab/><text:span text:style-name="T2">0</text:span><text:tab/><text:tab/><text:span text:style-name="T2">1</text:span><text:tab/><text:span text:style-name="T8">EMPTY</text:span></text:p>
      <text:p text:style-name="P1">1<text:tab/>0<text:tab/>0<text:tab/>1<text:tab/>1<text:tab/>1<text:tab/>1<text:tab/><text:span text:style-name="T10">1</text:span><text:tab/><text:span text:style-name="T10">0</text:span><text:tab/><text:tab/><text:span text:style-name="T2">0</text:span><text:tab/><text:span text:style-name="T2">0</text:span><text:tab/><text:tab/><text:span text:style-name="T2">1</text:span><text:tab/><text:span text:style-name="T8">EMPTY</text:span></text:p>
      <text:p text:style-name="P1">1<text:tab/>0<text:tab/>0<text:tab/>0<text:tab/>1<text:tab/>1<text:tab/>1<text:tab/><text:span text:style-name="T10">1</text:span><text:tab/><text:span text:style-name="T10">0</text:span><text:tab/><text:tab/><text:span text:style-name="T2">0</text:span><text:tab/><text:span text:style-name="T2">0</text:span><text:tab/><text:tab/><text:span text:style-name="T2">1</text:span><text:tab/><text:span text:style-name="T8">EMPTY</text:span></text:p>
      <text:p text:style-name="P1"/>
      <text:p text:style-name="P1">0<text:tab/>1<text:tab/>1<text:tab/>1<text:tab/>1<text:tab/>0<text:tab/>0<text:tab/><text:span text:style-name="T10">1</text:span><text:tab/><text:span text:style-name="T10">0</text:span><text:tab/><text:tab/><text:span text:style-name="T2">1</text:span><text:tab/><text:span text:style-name="T2">1</text:span><text:tab/><text:tab/><text:span text:style-name="T2">0</text:span><text:tab/><text:span text:style-name="T1">RAM 4K</text:span></text:p>
      <text:p text:style-name="P1">0<text:tab/>1<text:tab/>1<text:tab/>0<text:tab/>1<text:tab/>0<text:tab/>1<text:tab/><text:span text:style-name="T10">1</text:span><text:tab/><text:span text:style-name="T10">0</text:span><text:tab/><text:tab/><text:span text:style-name="T2">1</text:span><text:tab/><text:span text:style-name="T2">1</text:span><text:tab/><text:tab/><text:span text:style-name="T2">0</text:span><text:tab/><text:span text:style-name="T1">RAM 4K</text:span></text:p>
      <text:p text:style-name="P1">0<text:tab/>1<text:tab/>0<text:tab/>1<text:tab/>1<text:tab/>1<text:tab/>1<text:tab/><text:span text:style-name="T10">1</text:span><text:tab/><text:span text:style-name="T10">0</text:span><text:tab/><text:tab/><text:span text:style-name="T2">0</text:span><text:tab/><text:span text:style-name="T2">0</text:span><text:tab/><text:tab/><text:span text:style-name="T2">1</text:span><text:tab/><text:span text:style-name="T1">RAM 4K</text:span></text:p>
      <text:p text:style-name="P1">0<text:tab/>1<text:tab/>0<text:tab/>0<text:tab/>1<text:tab/>1<text:tab/>1<text:tab/><text:span text:style-name="T10">1</text:span><text:tab/><text:span text:style-name="T10">0</text:span><text:tab/><text:tab/><text:span text:style-name="T2">0</text:span><text:tab/><text:span text:style-name="T2">0</text:span><text:tab/><text:tab/><text:span text:style-name="T2">1</text:span><text:tab/><text:span text:style-name="T1">RAM 4K</text:span></text:p>
      <text:p text:style-name="P1">0<text:tab/>0<text:tab/>1<text:tab/>1<text:tab/>1<text:tab/>1<text:tab/>0<text:tab/><text:span text:style-name="T10">1</text:span><text:tab/><text:span text:style-name="T10">0</text:span><text:tab/><text:tab/><text:span text:style-name="T2">0</text:span><text:tab/><text:span text:style-name="T2">1</text:span><text:tab/><text:tab/><text:span text:style-name="T2">1</text:span><text:tab/><text:span text:style-name="T1">RAM 4K</text:span></text:p>
      <text:p text:style-name="P1">0<text:tab/>0<text:tab/>1<text:tab/>0<text:tab/>1<text:tab/>1<text:tab/>1<text:tab/><text:span text:style-name="T10">1</text:span><text:tab/><text:span text:style-name="T10">0</text:span><text:tab/><text:tab/><text:span text:style-name="T2">0</text:span><text:tab/><text:span text:style-name="T2">0</text:span><text:tab/><text:tab/><text:span text:style-name="T2">1</text:span><text:tab/><text:span text:style-name="T1">RAM 4K</text:span></text:p>
      <text:p text:style-name="P1">0<text:tab/>0<text:tab/>0<text:tab/>1<text:tab/>1<text:tab/>1<text:tab/>1<text:tab/><text:span text:style-name="T10">1</text:span><text:tab/><text:span text:style-name="T10">0</text:span><text:tab/><text:tab/><text:span text:style-name="T2">0</text:span><text:tab/><text:span text:style-name="T2">0</text:span><text:tab/><text:tab/><text:span text:style-name="T2">1</text:span><text:tab/><text:span text:style-name="T1">RAM 4K</text:span></text:p>
      <text:p text:style-name="P1">0<text:tab/>0<text:tab/>0<text:tab/>0<text:tab/>1<text:tab/>1<text:tab/>1<text:tab/><text:span text:style-name="T10">1</text:span><text:tab/><text:span text:style-name="T10">0</text:span><text:tab/><text:tab/><text:span text:style-name="T2">0</text:span><text:tab/><text:span text:style-name="T2">0</text:span><text:tab/><text:tab/><text:span text:style-name="T2">1</text:span><text:tab/><text:span text:style-name="T1">RAM 4K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5T15:31:44.574884410</meta:creation-date>
    <dc:date>2022-08-05T00:31:41.418895248</dc:date>
    <meta:editing-duration>PT23H4M5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238" meta:character-count="580" meta:non-whitespace-character-count="320"/>
  </office:meta>
</office:document-meta>
</file>